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d2129" style:font-name="Helvetica" fo:font-size="10.5pt" fo:letter-spacing="normal" fo:font-style="normal" fo:font-weight="normal"/>
    </style:style>
    <style:style style:name="P5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d2129" style:font-name="Helvetica" fo:font-size="10.5pt" fo:letter-spacing="normal" fo:font-style="normal" fo:font-weight="normal"/>
    </style:style>
    <style:style style:name="T4" style:family="text">
      <style:text-properties fo:font-variant="normal" fo:text-transform="none" fo:color="#1d2129" fo:letter-spacing="normal"/>
    </style:style>
    <style:style style:name="T5" style:family="text">
      <style:text-properties fo:font-variant="normal" fo:text-transform="none" fo:color="#1d2129" style:font-name="inherit" fo:font-size="9.75pt" fo:letter-spacing="normal" fo:font-style="normal" fo:font-weight="normal"/>
    </style:style>
    <style:style style:name="T6" style:family="text">
      <style:text-properties fo:font-variant="normal" fo:text-transform="none" fo:color="#365899" style:text-line-through-style="none" style:font-name="inherit" fo:font-size="9.75pt" fo:letter-spacing="normal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3040767764849311" text:style-name="Outline">
        <text:list-item>
          <text:h text:style-name="P5" text:outline-level="1">SimpleDialog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0-12-2018</text:p>
      <text:p text:style-name="Standard"/>
      <text:p text:style-name="P1">Programa:</text:p>
      <text:p text:style-name="P1"/>
      <text:p text:style-name="P1">Fuente:<text:tab/><text:a xlink:type="simple" xlink:href="https://kodestat.gitbook.io/flutter/35-flutter-simpledialog" text:style-name="Internet_20_link" text:visited-style-name="Visited_20_Internet_20_Link">ejempl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Buenas tardes muchachos, para una consulta, cuando va a crear un modal personalizado, que widget utilizan?.</text:p>
      <text:p text:style-name="P3"><text:line-break/><text:span text:style-name="T3">Lo que pasa es que he visto 2 opciones pero no creo que sea la mejor forma: </text:span></text:p>
      <text:p text:style-name="P4">- SimpleDialog</text:p>
      <text:p text:style-name="P3"><text:span text:style-name="T3">- BottomSheet</text:span> }</text:p>
      <text:p text:style-name="P3">Rta:</text:p>
      <text:p text:style-name="P3"><text:bookmark text:name="js_1ik"/><text:a xlink:type="simple" xlink:href="https://www.facebook.com/DennySegura?fref=gc&amp;dti=1599766916772654" office:target-frame-name="_self" xlink:show="replace" text:style-name="Internet_20_link" text:visited-style-name="Visited_20_Internet_20_Link"><text:span text:style-name="T6">Denny Segura</text:span></text:a><text:span text:style-name="T4"> </text:span><text:span text:style-name="T5">Hola Julián, ya tienes resuelto esto?<text:line-break/>El bottomsheet es un modal específico que parte desde abajo de la pantalla, yo normalmente uso diálogo y le añado un child que es el componente personalizado que quiero que se muestre</text:span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8-12-10T08:04:52.967000000</meta:creation-date>
    <meta:editing-duration>PT2H18M18S</meta:editing-duration>
    <meta:generator>OpenOffice/4.1.6$Unix OpenOffice.org_project/416m1$Build-9790</meta:generator>
    <dc:date>2019-03-05T16:17:54</dc:date>
    <meta:document-statistic meta:table-count="0" meta:image-count="0" meta:object-count="0" meta:page-count="2" meta:paragraph-count="15" meta:word-count="95" meta:character-count="592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